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tocolo" style:family="table">
      <style:table-properties style:width="15.39cm" table:align="left"/>
    </style:style>
    <style:style style:name="Protocolo.A" style:family="table-column">
      <style:table-column-properties style:column-width="1.39cm"/>
    </style:style>
    <style:style style:name="Protocolo.B" style:family="table-column">
      <style:table-column-properties style:column-width="3.417cm"/>
    </style:style>
    <style:style style:name="Protocolo.C" style:family="table-column">
      <style:table-column-properties style:column-width="1.302cm"/>
    </style:style>
    <style:style style:name="Protocolo.D" style:family="table-column">
      <style:table-column-properties style:column-width="2.402cm"/>
    </style:style>
    <style:style style:name="Protocolo.E" style:family="table-column">
      <style:table-column-properties style:column-width="1.279cm"/>
    </style:style>
    <style:style style:name="Protocolo.F" style:family="table-column">
      <style:table-column-properties style:column-width="4.101cm"/>
    </style:style>
    <style:style style:name="Protocolo.G" style:family="table-column">
      <style:table-column-properties style:column-width="1.499cm"/>
    </style:style>
    <style:style style:name="Protocolo.A1" style:family="table-cell">
      <style:table-cell-properties fo:padding="0.097cm" fo:border-left="0.05pt solid #000000" fo:border-right="none" fo:border-top="0.05pt solid #000000" fo:border-bottom="0.05pt solid #000000"/>
    </style:style>
    <style:style style:name="Protocolo.G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9c16" officeooo:paragraph-rsid="00199c16"/>
    </style:style>
    <style:style style:name="P2" style:family="paragraph" style:parent-style-name="Standard">
      <style:text-properties officeooo:rsid="00199c16" officeooo:paragraph-rsid="001a1e37"/>
    </style:style>
    <style:style style:name="P3" style:family="paragraph" style:parent-style-name="Standard">
      <style:text-properties officeooo:paragraph-rsid="0020d537"/>
    </style:style>
    <style:style style:name="P4" style:family="paragraph" style:parent-style-name="Standard">
      <style:text-properties fo:font-weight="normal" officeooo:rsid="001a1e37" officeooo:paragraph-rsid="001a1e37" style:font-weight-asian="normal" style:font-weight-complex="normal"/>
    </style:style>
    <style:style style:name="P5" style:family="paragraph" style:parent-style-name="Table_20_Contents">
      <style:text-properties officeooo:rsid="00199c16" officeooo:paragraph-rsid="00199c16"/>
    </style:style>
    <style:style style:name="P6" style:family="paragraph" style:parent-style-name="Table_20_Contents">
      <style:paragraph-properties fo:text-align="center" style:justify-single-word="false"/>
      <style:text-properties officeooo:rsid="00199c16" officeooo:paragraph-rsid="001a1e37"/>
    </style:style>
    <style:style style:name="P7" style:family="paragraph" style:parent-style-name="Table_20_Contents">
      <style:paragraph-properties fo:text-align="center" style:justify-single-word="false"/>
      <style:text-properties officeooo:rsid="001a1e37" officeooo:paragraph-rsid="001a1e37"/>
    </style:style>
    <style:style style:name="P8" style:family="paragraph" style:parent-style-name="Table_20_Contents">
      <style:paragraph-properties fo:text-align="center" style:justify-single-word="false"/>
      <style:text-properties officeooo:rsid="001a37bf" officeooo:paragraph-rsid="001a37bf"/>
    </style:style>
    <style:style style:name="P9" style:family="paragraph" style:parent-style-name="Standard" style:list-style-name="L1">
      <style:text-properties officeooo:rsid="0027fffb" officeooo:paragraph-rsid="0027fffb"/>
    </style:style>
    <style:style style:name="P10" style:family="paragraph" style:parent-style-name="Standard" style:list-style-name="L1">
      <style:text-properties fo:font-weight="normal" officeooo:rsid="0027fffb" officeooo:paragraph-rsid="0027fffb" style:font-weight-asian="normal" style:font-weight-complex="normal"/>
    </style:style>
    <style:style style:name="P11" style:family="paragraph" style:parent-style-name="Standard">
      <style:text-properties fo:font-weight="normal" officeooo:rsid="0027fffb" officeooo:paragraph-rsid="0027fffb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7fffb" officeooo:paragraph-rsid="0027fffb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85f33" officeooo:paragraph-rsid="00285f33" style:font-weight-asian="normal" style:font-weight-complex="normal"/>
    </style:style>
    <style:style style:name="P14" style:family="paragraph" style:parent-style-name="Standard">
      <style:text-properties fo:font-weight="normal" officeooo:rsid="00285f33" officeooo:paragraph-rsid="00285f33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85f33" officeooo:paragraph-rsid="00285f33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8e502" officeooo:paragraph-rsid="0028e502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a88eb" officeooo:paragraph-rsid="002a88e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d537" style:font-weight-asian="bold" style:font-weight-complex="bold"/>
    </style:style>
    <style:style style:name="T3" style:family="text">
      <style:text-properties fo:font-weight="bold" officeooo:rsid="0027fff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d537" style:font-weight-asian="normal" style:font-weight-complex="normal"/>
    </style:style>
    <style:style style:name="T6" style:family="text">
      <style:text-properties officeooo:rsid="001a1e37"/>
    </style:style>
    <style:style style:name="T7" style:family="text">
      <style:text-properties officeooo:rsid="001a37bf"/>
    </style:style>
    <style:style style:name="T8" style:family="text">
      <style:text-properties officeooo:rsid="0020d537"/>
    </style:style>
    <style:style style:name="T9" style:family="text">
      <style:text-properties officeooo:rsid="0027fffb"/>
    </style:style>
    <style:style style:name="T10" style:family="text">
      <style:text-properties officeooo:rsid="002a88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tocolo" table:style-name="Protocolo">
        <table:table-column table:style-name="Protocolo.A"/>
        <table:table-column table:style-name="Protocolo.B"/>
        <table:table-column table:style-name="Protocolo.C"/>
        <table:table-column table:style-name="Protocolo.D"/>
        <table:table-column table:style-name="Protocolo.E"/>
        <table:table-column table:style-name="Protocolo.F"/>
        <table:table-column table:style-name="Protocolo.G"/>
        <table:table-row>
          <table:table-cell table:style-name="Protocolo.A1" office:value-type="string">
            <text:p text:style-name="P5">&lt;<text:span text:style-name="T6">(1B)</text:span></text:p>
          </table:table-cell>
          <table:table-cell table:style-name="Protocolo.A1" office:value-type="string">
            <text:p text:style-name="P6">Tamaño Total<text:span text:style-name="T6">(1B)</text:span></text:p>
          </table:table-cell>
          <table:table-cell table:style-name="Protocolo.A1" office:value-type="string">
            <text:p text:style-name="P5">$<text:span text:style-name="T6">(1B)</text:span></text:p>
          </table:table-cell>
          <table:table-cell table:style-name="Protocolo.A1" office:value-type="string">
            <text:p text:style-name="P7">Tipo<text:span text:style-name="T7">(1B)</text:span></text:p>
          </table:table-cell>
          <table:table-cell table:style-name="Protocolo.A1" office:value-type="string">
            <text:p text:style-name="P5">$<text:span text:style-name="T6">(1B)</text:span></text:p>
          </table:table-cell>
          <table:table-cell table:style-name="Protocolo.A1" office:value-type="string">
            <text:p text:style-name="P8">Payload(<text:span text:style-name="T9">1</text:span>B)</text:p>
          </table:table-cell>
          <table:table-cell table:style-name="Protocolo.G1" office:value-type="string">
            <text:p text:style-name="P5">&gt;<text:span text:style-name="T6">(1B)</text:span></text:p>
          </table:table-cell>
        </table:table-row>
      </table:table>
      <text:p text:style-name="P1"/>
      <text:p text:style-name="P2">El <text:span text:style-name="T1">master</text:span> debe solicitarle al <text:span text:style-name="T1">slave <text:s/></text:span><text:span text:style-name="T4">a través de un msje que le envíe la información solicitada.</text:span></text:p>
      <text:p text:style-name="P4"/>
      <text:p text:style-name="P1"><text:span text:style-name="T4">El </text:span><text:span text:style-name="T3">Server</text:span><text:span text:style-name="T1"> </text:span><text:span text:style-name="T4">podrá enviar 5 tipos de msjes:</text:span></text:p>
      <text:list xml:id="list7408936585530604980" text:style-name="L1">
        <text:list-item>
          <text:p text:style-name="P9"><text:span text:style-name="T5">V</text:span><text:span text:style-name="T4">ICTORIA/DERROTA</text:span></text:p>
          <text:list>
            <text:list-item>
              <text:p text:style-name="P10">TT= 7B</text:p>
            </text:list-item>
            <text:list-item>
              <text:p text:style-name="P10">TIPO= 5 (VICTDERR)</text:p>
            </text:list-item>
            <text:list-item>
              <text:p text:style-name="P10">PAYLOAD=</text:p>
              <text:list>
                <text:list-item>
                  <text:p text:style-name="P10">0: significa derrota</text:p>
                </text:list-item>
                <text:list-item>
                  <text:p text:style-name="P10">1: significa victoria</text:p>
                </text:list-item>
              </text:list>
            </text:list-item>
          </text:list>
        </text:list-item>
      </text:list>
      <text:p text:style-name="P11"/>
      <text:list xml:id="list183027923418548" text:continue-numbering="true" text:style-name="L1">
        <text:list-item>
          <text:p text:style-name="P10">MULTIPLICADOR</text:p>
          <text:list>
            <text:list-item>
              <text:p text:style-name="P10">TT=7B</text:p>
            </text:list-item>
            <text:list-item>
              <text:p text:style-name="P10">TIPO= 6 (MULTIPLICADOR)</text:p>
            </text:list-item>
            <text:list-item>
              <text:p text:style-name="P10">PAYLOAD=</text:p>
              <text:list>
                <text:list-item>
                  <text:p text:style-name="P10">1,2,3,4: cuando no esté habilitado el powerUp.</text:p>
                </text:list-item>
                <text:list-item>
                  <text:p text:style-name="P10">2,4,6,8: cuando el powerUp esté habilitado.</text:p>
                </text:list-item>
              </text:list>
            </text:list-item>
          </text:list>
        </text:list-item>
        <text:list-item>
          <text:p text:style-name="P10">AUMENTAR/DISMINUIR_POWERUP</text:p>
          <text:list>
            <text:list-item>
              <text:p text:style-name="P10">TT=7B</text:p>
            </text:list-item>
            <text:list-item>
              <text:p text:style-name="P10">TIPO = 4 (MASMENOSPOWUP)</text:p>
            </text:list-item>
            <text:list-item>
              <text:p text:style-name="P10">PAYLOAD=</text:p>
              <text:list>
                <text:list-item>
                  <text:p text:style-name="P10">0: apaga uno de los leds de powerUp.</text:p>
                </text:list-item>
                <text:list-item>
                  <text:p text:style-name="P10">1: enciende uno de los leds de powerUp.</text:p>
                </text:list-item>
              </text:list>
            </text:list-item>
          </text:list>
        </text:list-item>
        <text:list-item>
          <text:p text:style-name="P10">REFRESCO indica a los clientes que le pueden mandar paquetes.</text:p>
          <text:list>
            <text:list-item>
              <text:p text:style-name="P13">TT=6B</text:p>
            </text:list-item>
            <text:list-item>
              <text:p text:style-name="P10">TIPO= 3 (REFRESCO)</text:p>
            </text:list-item>
            <text:list-item>
              <text:p text:style-name="P13">No tiene Payload </text:p>
            </text:list-item>
          </text:list>
        </text:list-item>
      </text:list>
      <text:p text:style-name="P14"><text:tab/></text:p>
      <text:p text:style-name="P3"><text:span text:style-name="T8">El </text:span><text:span text:style-name="T3">Cliente </text:span><text:span text:style-name="T8">podrá responder a los pedidos del </text:span><text:span text:style-name="T2">master </text:span><text:span text:style-name="T5">a través de:</text:span></text:p>
      <text:list xml:id="list2833282670676269140" text:style-name="L2">
        <text:list-item>
          <text:p text:style-name="P12">TECLAS</text:p>
          <text:list>
            <text:list-item>
              <text:p text:style-name="P15">TT=7<text:span text:style-name="T10">-8</text:span>B</text:p>
            </text:list-item>
            <text:list-item>
              <text:p text:style-name="P12">TIPO= 0 (KEYPRESS)</text:p>
            </text:list-item>
            <text:list-item>
              <text:p text:style-name="P15">PAYLOAD=</text:p>
              <text:list>
                <text:list-item>
                  <text:p text:style-name="P17">tamaño entre 1 y 2 B debido a que utilizamos "utf-8"</text:p>
                </text:list-item>
                <text:list-item>
                  <text:p text:style-name="P17">mandamos caracteres a partir del nro 63 debido a que antes en la tabla utf-8 están los caracteres terminadores y los especiales.</text:p>
                </text:list-item>
                <text:list-item>
                  <text:p text:style-name="P15">[<text:span text:style-name="T10"># utf-8 entre 63-318</text:span>]: indica la combinación de teclas que se están apretando.</text:p>
                  <text:p text:style-name="P15"/>
                </text:list-item>
              </text:list>
            </text:list-item>
          </text:list>
        </text:list-item>
        <text:list-item>
          <text:p text:style-name="P12">VOLUMEN</text:p>
          <text:list>
            <text:list-item>
              <text:p text:style-name="P16">TT=7B</text:p>
            </text:list-item>
            <text:list-item>
              <text:p text:style-name="P12">TIPO= 2 (VOLUMEN)</text:p>
            </text:list-item>
            <text:list-item>
              <text:p text:style-name="P16">PAYLOAD=</text:p>
              <text:list>
                <text:list-item>
                  <text:p text:style-name="P16">[0-10]: indica el nivel de volumen, 0 el más bajo y 10 el más alto.</text:p>
                </text:list-item>
              </text:list>
            </text:list-item>
          </text:list>
        </text:list-item>
        <text:list-item>
          <text:p text:style-name="P12">ACTIVAR_POWERUP</text:p>
          <text:list>
            <text:list-item>
              <text:p text:style-name="P16">TT=6B</text:p>
            </text:list-item>
            <text:list-item>
              <text:p text:style-name="P12">TIPO=1 (POWUP)</text:p>
            </text:list-item>
            <text:list-item>
              <text:p text:style-name="P16">No tiene Payloa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1:21:52.811526591</meta:creation-date>
    <dc:date>2017-11-25T18:30:25.759507474</dc:date>
    <meta:editing-duration>PT56M37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50" meta:word-count="236" meta:character-count="1213" meta:non-whitespace-character-count="1061"/>
  </office:meta>
</office:document-meta>
</file>